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og_5x1_original_ccn_0.txt:2.81818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0.txt:2.81818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0.txt:2.81857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0.txt:2.82059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0.txt:2.82322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0.txt:2.82479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0.txt:2.8257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0.txt:2.85417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0.txt:2.85417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0.txt:2.87614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0.txt:2.87816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0.txt:2.8802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1.txt:1.02135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1.txt:1.13289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1.txt:1.13354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1.txt:1.18693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1.txt:1.60084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1.txt:1.6029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1.txt:1.60715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1.txt:1.60748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1.txt:1.6525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1.txt:1.65279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1.txt:1.70573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1.txt:1.70573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2.txt:1.66265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2.txt:1.66389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2.txt:1.66761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2.txt:1.66982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2.txt:1.71396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2.txt:1.71914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2.txt:1.72548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2.txt:1.72548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2.txt:1.72548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2.txt:1.72711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2.txt:1.77245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2.txt:1.77479s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log_5x1_original_ccn_3.txt:1.03232s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log_5x1_original_ccn_3.txt:1.07013s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log_5x1_original_ccn_3.txt:1.07013s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log_5x1_original_ccn_3.txt:1.0837s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log_5x1_original_ccn_3.txt:1.11951s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log_5x1_original_ccn_3.txt:1.11951s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log_5x1_original_ccn_3.txt:1.60137s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log_5x1_original_ccn_3.txt:1.60137s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log_5x1_original_ccn_3.txt:1.60162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3.txt:1.60191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3.txt:1.65184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3.txt:1.65184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3.txt:1.6541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4.txt:1.06934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4.txt:1.07025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4.txt:1.07084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4.txt:1.07176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4.txt:1.07176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4.txt:1.07197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4.txt:1.07307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4.txt:1.07317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4.txt:1.11952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4.txt:1.17236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5.txt:1.07271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5.txt:1.07436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5.txt:1.07436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5.txt:1.07894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5.txt:1.07954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5.txt:1.07954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5.txt:1.08294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5.txt:1.08294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5.txt:1.08347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5.txt:1.08457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5.txt:1.08457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5.txt:1.08508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5.txt:1.08573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5.txt:1.1331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6.txt:1.07441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6.txt:1.07441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6.txt:1.07441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6.txt:1.07538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6.txt:1.07677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6.txt:1.07743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6.txt:1.07998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6.txt:1.08489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6.txt:1.12422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6.txt:1.12862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6.txt:1.12911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6.txt:1.12911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6.txt:1.13143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6.txt:1.60288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7.txt:1.07564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7.txt:1.07601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7.txt:1.07601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7.txt:1.07667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7.txt:1.07936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7.txt:1.08004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7.txt:1.12515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7.txt:1.12792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7.txt:1.13165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7.txt:1.17801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7.txt:1.17802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7.txt:1.17802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8.txt:1.08155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8.txt:1.12546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8.txt:1.13011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8.txt:1.13139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8.txt:1.13139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8.txt:1.13393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8.txt:1.13557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8.txt:1.18534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8.txt:1.18545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8.txt:1.1863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9.txt:1.07868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9.txt:1.07868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9.txt:1.07868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9.txt:1.08039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_5x1_original_ccn_9.txt:1.084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9.txt:1.084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9.txt:1.08479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9.txt:1.08526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9.txt:1.08652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9.txt:1.08942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9.txt:1.13048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9.txt:1.13713s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og_5x1_original_ccn_9.txt:1.13723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_5x1_original_ccn_9.txt:1.13723s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log_5x1_original_ccn_9.txt:1.14119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og_5x1_original_ccn_9.txt:1.18105s</text:p>
          </table:table-cell>
          <table:table-cell office:value-type="float" office:value="103">
            <text:p>103</text:p>
          </table:table-cell>
        </table:table-row>
        <table:table-row table:style-name="ro2" table:number-rows-repeated="104845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1T17:41:48</dc:date>
    <dc:creator>adriano </dc:creator>
    <meta:document-statistic meta:table-count="1" meta:cell-count="250" meta:object-count="0"/>
    <meta:generator>LibreOffice/3.6$Linux_x86 LibreOffice_project/360m1$Build-2</meta:generator>
  </office:meta>
</office:document-meta>
</file>